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4.82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2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4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gr9" style:family="graphic" style:parent-style-name="standard">
      <style:graphic-properties svg:stroke-color="#000000" draw:fill-color="#000000" draw:textarea-vertical-align="middle" draw:auto-grow-height="false" fo:min-height="1.622cm" fo:min-width="1.506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598cm" svg:height="0.962cm" svg:x="1.181cm" svg:y="1.144cm">
          <draw:text-box>
            <text:p>State Transition Diagram for RCU block</text:p>
          </draw:text-box>
        </draw:frame>
        <draw:frame draw:style-name="gr2" draw:text-style-name="P1" draw:layer="layout" svg:width="4.44cm" svg:height="5.07cm" svg:x="16.15cm" svg:y="1cm">
          <draw:text-box>
            <text:p text:style-name="P1"><text:span text:style-name="T1">Joe Mynhier</text:span></text:p>
            <text:p text:style-name="P1"><text:span text:style-name="T1">ECE337</text:span></text:p>
            <text:p text:style-name="P1"><text:span text:style-name="T1">Section 4</text:span></text:p>
            <text:p text:style-name="P1"><text:span text:style-name="T1">Thu 2:30</text:span></text:p>
            <text:p text:style-name="P1"><text:span text:style-name="T1">Lab 4</text:span></text:p>
            <text:p text:style-name="P1"><text:span text:style-name="T1">Due 22 Sept. </text:span></text:p>
          </draw:text-box>
        </draw:frame>
        <draw:custom-shape draw:style-name="gr3" draw:text-style-name="P2" draw:layer="layout" svg:width="3.048cm" svg:height="3.048cm" svg:x="8.429cm" svg:y="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8.429cm" svg:y="6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8.362cm" svg:y="11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8.383cm" svg:y="15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8.384cm" svg:y="19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747cm" svg:height="1.673cm" svg:x="9.064cm" svg:y="2.919cm">
          <draw:text-box>
            <text:p>Wait</text:p>
            <text:p/>
          </draw:text-box>
        </draw:frame>
        <draw:frame draw:style-name="gr5" draw:text-style-name="P2" draw:layer="layout" svg:width="2.712cm" svg:height="1.673cm" svg:x="8.708cm" svg:y="7.409cm">
          <draw:text-box>
            <text:p text:style-name="P2">Clear</text:p>
            <text:p text:style-name="P2"><text:span text:style-name="T2">[sbc_clear]</text:span></text:p>
          </draw:text-box>
        </draw:frame>
        <draw:frame draw:style-name="gr5" draw:text-style-name="P2" draw:layer="layout" svg:width="3.398cm" svg:height="1.673cm" svg:x="8.217cm" svg:y="11.621cm">
          <draw:text-box>
            <text:p text:style-name="P2">Read</text:p>
            <text:p text:style-name="P2"><text:span text:style-name="T2">[enable_timer]</text:span></text:p>
          </draw:text-box>
        </draw:frame>
        <draw:frame draw:style-name="gr5" draw:text-style-name="P2" draw:layer="layout" svg:width="3.093cm" svg:height="1.673cm" svg:x="8.395cm" svg:y="16.166cm">
          <draw:text-box>
            <text:p text:style-name="P2">Check</text:p>
            <text:p text:style-name="P2"><text:span text:style-name="T2">[sbc_enable]</text:span></text:p>
          </draw:text-box>
        </draw:frame>
        <draw:frame draw:style-name="gr5" draw:text-style-name="P2" draw:layer="layout" svg:width="3.034cm" svg:height="1.673cm" svg:x="8.395cm" svg:y="20.555cm">
          <draw:text-box>
            <text:p text:style-name="P2">Load</text:p>
            <text:p text:style-name="P2"><text:span text:style-name="T2">[load_buffer]</text:span></text:p>
          </draw:text-box>
        </draw:frame>
        <draw:g>
          <draw:line draw:style-name="gr6" draw:text-style-name="P2" draw:layer="layout" svg:x1="7.581cm" svg:y1="2.565cm" svg:x2="8.343cm" svg:y2="3.327cm">
            <text:p/>
          </draw:line>
          <draw:line draw:style-name="gr6" draw:text-style-name="P2" draw:layer="layout" svg:x1="7.835cm" svg:y1="3.327cm" svg:x2="8.343cm" svg:y2="3.327cm">
            <text:p/>
          </draw:line>
          <draw:line draw:style-name="gr7" draw:text-style-name="P2" draw:layer="layout" svg:x1="7.835cm" svg:y1="3.327cm" svg:x2="8.47cm" svg:y2="4.089cm">
            <text:p/>
          </draw:line>
          <draw:frame draw:style-name="gr8" draw:text-style-name="P1" draw:layer="layout" svg:width="1.524cm" svg:height="0.885cm" svg:x="6.438cm" svg:y="2.315cm">
            <draw:text-box>
              <text:p><text:span text:style-name="T1">n_rst</text:span></text:p>
            </draw:text-box>
          </draw:frame>
        </draw:g>
        <draw:custom-shape draw:style-name="gr9" draw:text-style-name="P2" draw:layer="layout" svg:width="2.005cm" svg:height="1.871cm" svg:x="11.051cm" svg:y="2.05cm">
          <text:p/>
          <draw:enhanced-geometry svg:viewBox="0 0 21600 21600" draw:text-areas="0 0 21600 21600" draw:type="circular-arrow" draw:modifiers="-167.089947762218 110.505112836554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3" draw:layer="layout" svg:width="4.363cm" svg:height="0.763cm" svg:x="11.742cm" svg:y="3.766cm">
          <draw:text-box>
            <text:p><text:span text:style-name="T2">!state_bit_detected</text:span></text:p>
          </draw:text-box>
        </draw:frame>
        <draw:line draw:style-name="gr7" draw:text-style-name="P2" draw:layer="layout" svg:x1="9.959cm" svg:y1="5.303cm" svg:x2="9.937cm" svg:y2="6.84cm">
          <text:p/>
        </draw:line>
        <draw:frame draw:style-name="gr1" draw:text-style-name="P3" draw:layer="layout" svg:width="4.236cm" svg:height="0.763cm" svg:x="9.849cm" svg:y="5.594cm">
          <draw:text-box>
            <text:p><text:span text:style-name="T2">state_bit_detected</text:span></text:p>
          </draw:text-box>
        </draw:frame>
        <draw:line draw:style-name="gr7" draw:text-style-name="P2" draw:layer="layout" svg:x1="9.948cm" svg:y1="9.838cm" svg:x2="9.959cm" svg:y2="11.319cm">
          <text:p/>
        </draw:line>
        <draw:custom-shape draw:style-name="gr9" draw:text-style-name="P2" draw:layer="layout" svg:width="2.005cm" svg:height="1.871cm" svg:x="10.981cm" svg:y="10.933cm">
          <text:p/>
          <draw:enhanced-geometry svg:viewBox="0 0 21600 21600" draw:text-areas="0 0 21600 21600" draw:type="circular-arrow" draw:modifiers="-167.089947762218 110.505112836554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3" draw:layer="layout" svg:width="3.245cm" svg:height="0.763cm" svg:x="11.392cm" svg:y="12.814cm">
          <draw:text-box>
            <text:p><text:span text:style-name="T2">!packet_done</text:span></text:p>
          </draw:text-box>
        </draw:frame>
        <draw:line draw:style-name="gr7" draw:text-style-name="P2" draw:layer="layout" svg:x1="9.913cm" svg:y1="14.273cm" svg:x2="9.934cm" svg:y2="15.651cm">
          <text:p/>
        </draw:line>
        <draw:frame draw:style-name="gr1" draw:text-style-name="P3" draw:layer="layout" svg:width="3.118cm" svg:height="0.763cm" svg:x="9.768cm" svg:y="14.46cm">
          <draw:text-box>
            <text:p><text:span text:style-name="T2">packet_done</text:span></text:p>
          </draw:text-box>
        </draw:frame>
        <draw:line draw:style-name="gr7" draw:text-style-name="P2" draw:layer="layout" svg:x1="9.913cm" svg:y1="18.716cm" svg:x2="9.913cm" svg:y2="19.95cm">
          <text:p/>
        </draw:line>
        <draw:path draw:style-name="gr6" draw:text-style-name="P2" draw:layer="layout" svg:width="8.673cm" svg:height="6.923cm" draw:transform="skewX (-6.20258663238518E-017) rotate (2.26665909956504) translate (8.623cm 16.332cm)" svg:viewBox="0 0 8674 6924" svg:d="M0 0c8273 1 8674 6924 8674 6924">
          <text:p/>
        </draw:path>
        <draw:line draw:style-name="gr7" draw:text-style-name="P2" draw:layer="layout" svg:x1="8.364cm" svg:y1="5.244cm" svg:x2="8.817cm" svg:y2="4.819cm">
          <text:p/>
        </draw:line>
        <draw:frame draw:style-name="gr1" draw:text-style-name="P3" draw:layer="layout" svg:width="3.245cm" svg:height="0.763cm" svg:x="5.312cm" svg:y="15.946cm">
          <draw:text-box>
            <text:p><text:span text:style-name="T2">framing_error</text:span></text:p>
          </draw:text-box>
        </draw:frame>
        <draw:frame draw:style-name="gr1" draw:text-style-name="P3" draw:layer="layout" svg:width="3.372cm" svg:height="0.763cm" svg:x="10.007cm" svg:y="18.71cm">
          <draw:text-box>
            <text:p><text:span text:style-name="T2">!framing_error</text:span></text:p>
          </draw:text-box>
        </draw:frame>
        <draw:path draw:style-name="gr6" draw:text-style-name="P2" draw:layer="layout" svg:width="11.638cm" svg:height="12.312cm" draw:transform="rotate (2.43857403088648) translate (8.348cm 21.449cm)" svg:viewBox="0 0 11639 12313" svg:d="M0 0c15577 0 11018 12313 11018 12313">
          <text:p/>
        </draw:path>
        <draw:line draw:style-name="gr7" draw:text-style-name="P2" draw:layer="layout" svg:x1="7.895cm" svg:y1="4.935cm" svg:x2="8.604cm" svg:y2="4.5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9-19T16:28:41.748188420</meta:creation-date>
    <dc:date>2016-09-19T16:52:10.014791244</dc:date>
    <dc:creator>Mentor Graphics</dc:creator>
    <meta:editing-duration>PT23M26S</meta:editing-duration>
    <meta:editing-cycles>7</meta:editing-cycles>
    <meta:generator>LibreOffice/4.3.7.2$Linux_X86_64 LibreOffice_project/430$Build-2</meta:generator>
    <meta:document-statistic meta:object-count="33"/>
  </office:meta>
</office:document-meta>
</file>